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EST APIs – O que são?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Um breve resumo sobre os principais conceito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 que é uma API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O acrônimo API significa <text:span text:style-name="T1">Application Programming Interface</text:span> (interface de programação de aplicação, em tradução livre).</text:p>
              </text:list-item>
              <text:list-item>
                <text:p>API é um conjunto claramente definido de métodos de comunicação entre diversos componentes distintos utilizando um estilo arquitetural chamado <text:span text:style-name="T1">representational state transfer</text:span> (transferência representacional de estado), quando em contexto <text:span text:style-name="T1">web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ipos de WEB API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<text:s text:c="4"/></text:p>
              </text:list-header>
              <text:list-item>
                <text:p>SOAP - Simple Object Access Protocol (Protocolo Simples de Acesso a Objetos), baseado em XML.</text:p>
              </text:list-item>
              <text:list-item>
                <text:p>REST - Representational State Transfer (Transferência Representacional de Estado), baseado em URL + JSON.</text:p>
              </text:list-item>
              <text:list-item>
                <text:p>GraphQL - É uma linguagem de consulta que permite flexibilidade ao atualizar, subscrever e criar queries. Baseado em JSON.</text:p>
              </text:list-item>
              <text:list-item>
                <text:p>gRPC - Google Remote Procedure Call. Usa HTTP/2 e buffers de protocolo para codificar os dados, cuja especificação é mais rígida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étodos HTTP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GET -&gt; "Cata" uma representação do estado do recurso-alvo;</text:p>
              </text:list-item>
              <text:list-item>
                <text:p>POST -&gt; Deixa o recurso-alvo processar a representação anexada no pedido;</text:p>
              </text:list-item>
              <text:list-item>
                <text:p>PUT -&gt; Cria ou substitui o estado do recurso-alvo pelo estado definido pela representação anexada no pedido</text:p>
              </text:list-item>
              <text:list-item>
                <text:p>PATCH -&gt; Atualiza parcialmente o estado de um recurso;</text:p>
              </text:list-item>
              <text:list-item>
                <text:p>DELETE -&gt; Exclui o recurso;</text:p>
              </text:list-item>
              <text:list-item>
                <text:p>OPTIONS -&gt; Mostra as esquisitices opcionais do servidor, não do recurso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HTTP Rest Requests e Responses<text:tab/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 text:c="4"/>CLIENT ---&gt; GET /api/order/13 ---&gt; SERVER</text:p>
              </text:list-item>
              <text:list-item>
                <text:p><text:s text:c="4"/>CLIENT &lt;--- <text:s text:c="2"/>200 OK, JSON <text:s text:c="3"/>&lt;---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Estrutura de uma Request (requisição)<text:tab/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/>
              </text:list-header>
              <text:list-item>
                <text:p>MÉTODO - verbo HTTP (GET, POST, PUT, DELETE...)</text:p>
              </text:list-item>
              <text:list-item>
                <text:p><text:s/>URL - Localização do recurso + parâmetros</text:p>
              </text:list-item>
              <text:list-item>
                <text:p><text:s/>CABEÇALHO - Contém os metadados da requisição (developer.mozilla.org/pt-BR/docs/Web/HTTP/Headers para mais infos)</text:p>
              </text:list-item>
              <text:list-item>
                <text:p><text:s/>CORPO - Conteúdo da requisição, opcio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 de requisi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GET api/v1/entities/13</text:p>
                <text:p>User-Agent: PostmanRuntime/7.15.2</text:p>
                <text:p>Accept: */*</text:p>
                <text:p>Cache-Control: no-cache</text:p>
                <text:p>Postman-Token: f7f64f44-2580-4707-8f7c-d3e657bf21ee</text:p>
                <text:p>Host: memitest.free.beeceptor.com</text:p>
                <text:p>Accept-Encoding: gzip, deflate</text:p>
                <text:p>Connection: keep-aliv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Estrutura de uma Response (resposta)<text:tab/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ÓDIGO - 200 (success), 404 (not found), etc.</text:p>
              </text:list-item>
              <text:list-item>
                <text:p>CABEÇALHO - Metadados da resposta</text:p>
              </text:list-item>
              <text:list-item>
                <text:p>CORPO - Conteúdo da respos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 de resposta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HTTP/1.1 200</text:p>
                <text:p>status: 200</text:p>
                <text:p>Date: Fri, 02 Aug 2020 10:13:13 GMT</text:p>
                <text:p>Content-Type: text/plain</text:p>
                <text:p>Transfer-Encoding - chunked</text:p>
                <text:p>Connection: keep-alive</text:p>
                <text:p>access-control-allow-origin: *</text:p>
                <text:p>Vary: accept-encoding</text:p>
                <text:p><text:s text:c="4"/></text:p>
                <text:p>{ "orderId" : "13", "orderDate" : "13.10.2019", "items" : [ "id" : "19", "id" : "31"] 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09:57:27.541767006</meta:creation-date>
    <meta:editing-duration>PT15M20S</meta:editing-duration>
    <meta:editing-cycles>2</meta:editing-cycles>
    <meta:generator>LibreOffice/6.4.7.2$Linux_X86_64 LibreOffice_project/40$Build-2</meta:generator>
    <dc:title>Classy Red</dc:title>
    <dc:date>2022-09-05T13:53:39.929616903</dc:date>
    <meta:document-statistic meta:object-count="73"/>
  </office:meta>
</office:document-meta>
</file>